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859cm" table:align="center" style:writing-mode="lr-tb"/>
    </style:style>
    <style:style style:name="Tabla1.A" style:family="table-column">
      <style:table-column-properties style:column-width="1.662cm"/>
    </style:style>
    <style:style style:name="Tabla1.B" style:family="table-column">
      <style:table-column-properties style:column-width="13.197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7" style:family="paragraph" style:parent-style-name="Standard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P8" style:family="paragraph" style:parent-style-name="Heading_20_2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  <style:text-properties fo:font-size="20pt" style:font-size-asian="20pt"/>
    </style:style>
    <style:style style:name="P9" style:family="paragraph" style:parent-style-name="Heading_20_1">
      <style:text-properties fo:font-size="28pt" style:font-size-asian="28pt"/>
    </style:style>
    <style:style style:name="P10" style:family="paragraph" style:parent-style-name="Heading_20_1" style:master-page-name="Standard">
      <style:paragraph-properties style:page-number="auto"/>
      <style:text-properties fo:font-size="28pt" style:font-size-asian="2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p text:style-name="P2"/>
      <text:p text:style-name="P2"/>
      <text:h text:style-name="P9" text:outline-level="1"/>
      <text:h text:style-name="P9" text:outline-level="1"/>
      <text:h text:style-name="P9" text:outline-level="1"/>
      <text:h text:style-name="P9" text:outline-level="1">MEMORIA DE CÁLCULO</text:h>
      <text:p text:style-name="Text_20_body"/>
      <text:p text:style-name="Text_20_body">En este apartado se incluyen los siguientes documentos (márquese con una cruz lo que proceda):</text:p>
      <text:p text:style-name="P4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h text:style-name="P8" text:outline-level="2">CÁLCULOS MECÁNICOS</text:h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7">CÁLCULOS ELÉCTRICOS</text:p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7">CÁLCULOS HIDRÁULICOS</text:p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7">CÁLCULOS NEUMÁTICO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002cm" fo:margin-left="2cm" fo:margin-right="0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3:00</meta:creation-date>
    <dc:creator>Ángel Millán</dc:creator>
    <dc:date>2008-05-28T07:23:00</dc:date>
    <meta:print-date>2001-11-21T09:27:00</meta:print-date>
    <meta:editing-cycles>2</meta:editing-cycles>
    <meta:editing-duration>PT2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6" meta:word-count="26" meta:character-count="188"/>
  </office:meta>
</office:document-meta>
</file>